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06e" officeooo:paragraph-rsid="0003606e"/>
    </style:style>
    <style:style style:name="P2" style:family="paragraph" style:parent-style-name="Standard">
      <style:text-properties officeooo:rsid="00039088" officeooo:paragraph-rsid="00039088"/>
    </style:style>
    <style:style style:name="P3" style:family="paragraph" style:parent-style-name="Standard">
      <style:text-properties officeooo:rsid="00039088" officeooo:paragraph-rsid="000567b8"/>
    </style:style>
    <style:style style:name="P4" style:family="paragraph" style:parent-style-name="Standard">
      <style:text-properties officeooo:rsid="0005572c" officeooo:paragraph-rsid="0005572c"/>
    </style:style>
    <style:style style:name="P5" style:family="paragraph" style:parent-style-name="Standard">
      <style:text-properties officeooo:rsid="000567b8" officeooo:paragraph-rsid="000567b8"/>
    </style:style>
    <style:style style:name="P6" style:family="paragraph" style:parent-style-name="Standard">
      <style:text-properties officeooo:rsid="00059d7d" officeooo:paragraph-rsid="00059d7d"/>
    </style:style>
    <style:style style:name="P7" style:family="paragraph" style:parent-style-name="Standard">
      <style:text-properties officeooo:rsid="0005e6c2" officeooo:paragraph-rsid="0005e6c2"/>
    </style:style>
    <style:style style:name="P8" style:family="paragraph" style:parent-style-name="Standard">
      <style:text-properties officeooo:rsid="00093bc6" officeooo:paragraph-rsid="00093bc6"/>
    </style:style>
    <style:style style:name="T1" style:family="text">
      <style:text-properties officeooo:rsid="00039088"/>
    </style:style>
    <style:style style:name="T2" style:family="text">
      <style:text-properties officeooo:rsid="000567b8"/>
    </style:style>
    <style:style style:name="T3" style:family="text">
      <style:text-properties officeooo:rsid="00059d7d"/>
    </style:style>
    <style:style style:name="T4" style:family="text">
      <style:text-properties officeooo:rsid="00078990"/>
    </style:style>
    <style:style style:name="T5" style:family="text">
      <style:text-properties style:text-position="super 58%" officeooo:rsid="00078990"/>
    </style:style>
    <style:style style:name="T6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guntas Practica 2</text:p>
      <text:p text:style-name="P1"/>
      <text:p text:style-name="P1">Trabajo previo:</text:p>
      <text:p text:style-name="P1"/>
      <text:p text:style-name="P1">1. movl $1, %eax es la unica correcta de las 4. <text:span text:style-name="T1">La 2 y la 4 tienen el error de que el 1 lo intentan pasar como literal, pero falta el $ para ello. La 3 y la 4 tienen tambien el problema que eax es un registro, por tanto debe ir con % delante.</text:span></text:p>
      <text:p text:style-name="P1"/>
      <text:p text:style-name="P3">2. Se efectua el salto a “fin” cuando el contenido de ebx es mayor o igual a eax.</text:p>
      <text:p text:style-name="P2"/>
      <text:p text:style-name="P3">3. Se efectua el salto a “fin” cuando el contenido de eax es mayor o igual a ebx.</text:p>
      <text:p text:style-name="P3"/>
      <text:p text:style-name="P4">4.</text:p>
      <text:p text:style-name="P4">movl $300, %eax<text:tab/><text:tab/>#preparo eax con 300</text:p>
      <text:p text:style-name="P5">movl a, %ebx<text:tab/><text:tab/><text:tab/>#a → ebx</text:p>
      <text:p text:style-name="P5">movl b, %ecx<text:tab/><text:tab/><text:tab/>#b → ecx</text:p>
      <text:p text:style-name="P5">movl i, %edx<text:tab/><text:tab/><text:tab/>#i → edx<text:tab/></text:p>
      <text:p text:style-name="P4"/>
      <text:p text:style-name="P4">for:</text:p>
      <text:p text:style-name="P4">cmpl %<text:span text:style-name="T2">eax</text:span>, %e<text:span text:style-name="T2">d</text:span>x</text:p>
      <text:p text:style-name="P4">jge fin<text:tab/><text:tab/><text:tab/><text:tab/># i&gt;=300, go to fin</text:p>
      <text:p text:style-name="P4">cmpl %<text:span text:style-name="T2">ebx</text:span>, %<text:span text:style-name="T2">ecx</text:span></text:p>
      <text:p text:style-name="P4">jne <text:span text:style-name="T2">endfor<text:tab/><text:tab/><text:tab/></text:span><text:span text:style-name="T3"># if a != b, go to fin</text:span></text:p>
      <text:p text:style-name="P4"/>
      <text:p text:style-name="P6">movl %ecx, %esi<text:tab/><text:tab/>#guardamos copia de b para manipularla</text:p>
      <text:p text:style-name="P5"/>
      <text:p text:style-name="P4">subl %<text:span text:style-name="T3">ebx</text:span>, %<text:span text:style-name="T3">esi</text:span><text:tab/><text:tab/># b = b – a </text:p>
      <text:p text:style-name="P4">shrl <text:span text:style-name="T2">2, %</text:span><text:span text:style-name="T3">esi</text:span><text:span text:style-name="T2"><text:tab/><text:tab/><text:tab/>#optimizado para evitar tener que usar divl que es un marron, (b-a)/2</text:span></text:p>
      <text:p text:style-name="P5">addl %<text:span text:style-name="T3">esi</text:span>, %<text:span text:style-name="T3">ebx</text:span><text:tab/><text:tab/>#b = b_orig + (b-a)/2</text:p>
      <text:p text:style-name="P5"/>
      <text:p text:style-name="P5">endfor:</text:p>
      <text:p text:style-name="P4">incl %<text:span text:style-name="T3">edx</text:span><text:tab/><text:tab/><text:tab/>#i++</text:p>
      <text:p text:style-name="P4"/>
      <text:p text:style-name="P4">fin:</text:p>
      <text:p text:style-name="P4"/>
      <text:p text:style-name="P7">5.<text:tab/><text:tab/><text:tab/><text:span text:style-name="T4">TODO: necesita arreglos</text:span></text:p>
      <text:p text:style-name="P7">if (a!=b){</text:p>
      <text:p text:style-name="P7"><text:tab/>a = b_<text:span text:style-name="T4">global</text:span>;</text:p>
      <text:p text:style-name="P7"><text:tab/>b = a_<text:span text:style-name="T4">global</text:span>;</text:p>
      <text:p text:style-name="P7"><text:tab/>b = b – a;</text:p>
      <text:p text:style-name="P7"><text:tab/>a = b;</text:p>
      <text:p text:style-name="P7"><text:tab/>a = a + a;</text:p>
      <text:p text:style-name="P7"><text:tab/>a = a + b;</text:p>
      <text:p text:style-name="P7"><text:tab/>a_global = a;</text:p>
      <text:p text:style-name="P7"><text:tab/>i = i – 1;</text:p>
      <text:p text:style-name="P7"><text:tab/>i_global = i;</text:p>
      <text:p text:style-name="P7"><text:tab/>if (i_global &amp; i) <text:span text:style-name="T4">jump to 1</text:span><text:span text:style-name="T5">st</text:span><text:span text:style-name="T4"> or 2</text:span><text:span text:style-name="T5">nd</text:span><text:span text:style-name="T4"> line</text:span></text:p>
      <text:p text:style-name="P7"/>
      <text:p text:style-name="P8"/>
      <text:p text:style-name="P8"><text:soft-page-break/>6. Un breakpoint indica una linea de codigo o un programa donde quieres que la ejecucion se detenga, mientras que un watchpoint indica un dato o direccion que quieres observar y en cuanto el dato cambie, el programa se detiene.</text:p>
      <text:p text:style-name="P8"/>
      <text:p text:style-name="P8">7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3T21:19:08.090612319</meta:creation-date>
    <dc:date>2021-03-03T22:16:56.150476100</dc:date>
    <meta:editing-duration>PT15M55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2" meta:paragraph-count="36" meta:word-count="281" meta:character-count="1296" meta:non-whitespace-character-count="1015"/>
  </office:meta>
</office:document-meta>
</file>